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 style:font-adornments="Italiqu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8.024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1.272cm" fo:break-before="auto" style:use-optimal-row-height="false"/>
    </style:style>
    <style:style style:name="ro6" style:family="table-row">
      <style:table-row-properties style:row-height="0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erif" fo:font-weight="bold"/>
    </style:style>
    <style:style style:name="T6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Bitstream Vera Serif" fo:font-weight="normal" style:font-weight-asian="normal" style:font-weight-complex="normal"/>
    </style:style>
    <style:style style:name="T8" style:family="text">
      <style:text-properties style:font-name="Bitstream Vera Serif" fo:font-weight="bold" style:font-weight-asian="normal" style:font-weight-complex="normal"/>
    </style:style>
    <style:style style:name="T9" style:family="text">
      <style:text-properties style:font-name="Bitstream Vera Serif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popul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st_5f_entête" office:value-type="string">
            <text:p>Enoncé du problème</text:p>
          </table:table-cell>
          <table:table-cell/>
          <table:table-cell table:style-name="st_5f_entête_5f_txt" office:value-type="string" table:number-columns-spanned="3" table:number-rows-spanned="2">
            <text:p>&lt;placer ici les informations que vous pouvez collecter vous permettant de définir les populations en jeu dans le problème étudié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style-name="st_5f_colonne" office:value-type="string">
            <text:p>Code Population</text:p>
          </table:table-cell>
          <table:table-cell/>
          <table:table-cell table:style-name="st_5f_colonne" office:value-type="string">
            <text:p>Description</text:p>
          </table:table-cell>
          <table:table-cell table:style-name="st_5f_colonne" office:value-type="string">
            <text:p>Individu</text:p>
          </table:table-cell>
          <table:table-cell table:style-name="st_5f_colonne" office:value-type="string">
            <text:p>Taille</text:p>
          </table:table-cell>
          <table:table-cell table:style-name="st_5f_colonne" office:value-type="string">
            <text:p>Taille_code</text:p>
          </table:table-cell>
        </table:table-row>
        <table:table-row table:style-name="ro3">
          <table:table-cell table:style-name="st_5f_infos"/>
          <table:table-cell/>
          <table:table-cell table:style-name="st_5f_infos" table:number-columns-repeated="4"/>
        </table:table-row>
        <table:table-row table:style-name="ro4">
          <table:table-cell table:number-columns-repeated="6"/>
        </table:table-row>
        <table:table-row table:style-name="ro5">
          <table:table-cell table:style-name="st_5f_infos" office:value-type="string" table:number-columns-spanned="6" table:number-rows-spanned="4">
            <text:p><text:span text:style-name="T1">Code Population</text:span> : <text:span text:style-name="T1">{</text:span><text:span text:style-name="T2">code_pop} </text:span>: le code facilite l'écriture de l'analyse du problème</text:p>
            <text:p><text:span text:style-name="T3">Description : {</text:span><text:span text:style-name="T2">desc}</text:span><text:span text:style-name="T3"> : </text:span><text:span text:style-name="T4">Décrire le plus précisément la population.</text:span></text:p>
            <text:p><text:span text:style-name="T5">Individu : {ind</text:span><text:span text:style-name="T6">} : </text:span><text:span text:style-name="T7">Préciser l'individu sur lequel <text:s/>vont porter les observations.</text:span></text:p>
            <text:p><text:span text:style-name="T8">Taille : {taille</text:span><text:span text:style-name="T6">} : </text:span><text:span text:style-name="T9">Finie avec valeur connue ou infinie </text:span></text:p>
            <text:p><text:span text:style-name="T8">Taille_code : {taille_code</text:span><text:span text:style-name="T6">} </text:span><text:span text:style-name="T7">Préciser le code : N en général. Mais si plusieurs populations sont en jeu, il faut préciser N_{code_pop}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6">
          <table:covered-table-cell table:number-columns-repeated="6"/>
        </table:table-row>
        <table:table-row table:style-name="ro6"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 style:font-adornments="Italiqu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_5f_entête" style:display-name="st_entête" style:family="table-cell" style:parent-style-name="Default">
      <style:table-cell-properties fo:background-color="#ffff99" fo:border="0.035cm solid #000000" style:shadow="#808080 0.176cm 0.176cm"/>
      <style:text-properties fo:color="#0000ff" fo:font-weight="bold"/>
    </style:style>
    <style:style style:name="st_5f_entête_5f_txt" style:display-name="st_entête_txt" style:family="table-cell" style:parent-style-name="st_5f_entête">
      <style:table-cell-properties fo:wrap-option="wrap" fo:border="0.018cm solid #000000" style:shadow="none"/>
      <style:text-properties fo:font-weight="normal" style:font-weight-asian="normal" style:font-weight-complex="normal"/>
    </style:style>
    <style:style style:name="st_5f_colonne" style:display-name="st_colonne" style:family="table-cell" style:parent-style-name="Default">
      <style:table-cell-properties fo:background-color="#e6e6ff" fo:border="0.002cm solid #000000"/>
      <style:text-properties fo:font-weight="bold"/>
    </style:style>
    <style:style style:name="st_5f_infos" style:display-name="st_infos" style:family="table-cell" style:parent-style-name="Default">
      <style:table-cell-properties fo:background-color="#ffffcc" fo:wrap-option="wrap" fo:border="0.002cm solid #000000"/>
      <style:text-properties style:font-name="Bitstream Vera Serif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03/11/2010</text:date>, <text:time>15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3T15:33:19.30</dc:date>
    <meta:editing-duration>PT00H33M36S</meta:editing-duration>
    <meta:editing-cycles>5</meta:editing-cycles>
    <meta:generator>OpenOffice.org/3.2$Win32 OpenOffice.org_project/320m18$Build-9502</meta:generator>
    <meta:document-statistic meta:table-count="1" meta:cell-count="8" meta:object-count="0"/>
  </office:meta>
</office:document-meta>
</file>